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Hindi1" svg:font-family="'Lohit Hindi'"/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273239" fo:letter-spacing="normal" fo:background-color="#ffffff" loext:char-shading-value="0" loext:padding="0in" loext:border="none"/>
    </style:style>
    <style:style style:name="T3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in" loext:border="none"/>
    </style:style>
    <style:style style:name="T4" style:family="text">
      <style:text-properties fo:font-variant="normal" fo:text-transform="none" fo:color="#006699" style:font-name="Consolas" fo:font-size="11pt" fo:letter-spacing="normal" fo:font-style="normal" fo:background-color="#ffffff" loext:char-shading-value="0" loext:padding="0in" loext:border="none"/>
    </style:style>
    <style:style style:name="T5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8200" style:font-name="Consolas" fo:font-size="11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0000ff" style:font-name="Consolas" fo:font-size="11pt" fo:letter-spacing="normal" fo:font-style="normal" fo:font-weight="normal" fo:background-color="#ffffff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4">class</text:span></text:span><text:span text:style-name="T1"> </text:span><text:span text:style-name="Source_20_Text"><text:span text:style-name="T5">HelloWorld</text:span></text:span></text:p>
      <text:p text:style-name="P3"><text:span text:style-name="Source_20_Text"><text:span text:style-name="T5">{</text:span></text:span></text:p>
      <text:p text:style-name="P3"><text:span text:style-name="Source_20_Text"><text:span text:style-name="T2">    </text:span></text:span><text:span text:style-name="Source_20_Text"><text:span text:style-name="T6">// Your program begins with a call to main().</text:span></text:span></text:p>
      <text:p text:style-name="P3"><text:span text:style-name="Source_20_Text"><text:span text:style-name="T2">    </text:span></text:span><text:span text:style-name="Source_20_Text"><text:span text:style-name="T6">// Prints "Hello, World" to the terminal window.</text:span></text:span></text:p>
      <text:p text:style-name="P3"><text:span text:style-name="Source_20_Text"><text:span text:style-name="T2">    </text:span></text:span><text:span text:style-name="Source_20_Text"><text:span text:style-name="T3">public</text:span></text:span><text:span text:style-name="T1"> </text:span><text:span text:style-name="Source_20_Text"><text:span text:style-name="T3">static</text:span></text:span><text:span text:style-name="T1"> </text:span><text:span text:style-name="Source_20_Text"><text:span text:style-name="T3">void</text:span></text:span><text:span text:style-name="T1"> </text:span><text:span text:style-name="Source_20_Text"><text:span text:style-name="T5">main(String args[])</text:span></text:span></text:p>
      <text:p text:style-name="P3"><text:span text:style-name="Source_20_Text"><text:span text:style-name="T2">    </text:span></text:span><text:span text:style-name="Source_20_Text"><text:span text:style-name="T5">{</text:span></text:span></text:p>
      <text:p text:style-name="P3"><text:span text:style-name="Source_20_Text"><text:span text:style-name="T2">        </text:span></text:span><text:span text:style-name="Source_20_Text"><text:span text:style-name="T5">System.out.println(</text:span></text:span><text:span text:style-name="Source_20_Text"><text:span text:style-name="T7">"Hello, World"</text:span></text:span><text:span text:style-name="Source_20_Text"><text:span text:style-name="T5">);</text:span></text:span></text:p>
      <text:p text:style-name="P3"><text:span text:style-name="Source_20_Text"><text:span text:style-name="T2">    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Hindi1" svg:font-family="'Lohit Hindi'"/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6.1.0.3$Linux_X86_64 LibreOffice_project/10$Build-3</meta:generator>
    <dc:date>2021-07-01T13:33:24.566449233</dc:date>
    <meta:editing-duration>PT1M25S</meta:editing-duration>
    <meta:editing-cycles>1</meta:editing-cycles>
    <meta:document-statistic meta:table-count="0" meta:image-count="0" meta:object-count="0" meta:page-count="1" meta:paragraph-count="9" meta:word-count="30" meta:character-count="214" meta:non-whitespace-character-count="165"/>
  </office:meta>
</office:document-meta>
</file>